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4" style:family="paragraph" style:parent-style-name="Standard">
      <style:text-properties officeooo:paragraph-rsid="00425ae3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31393" officeooo:paragraph-rsid="00631393" style:font-size-asian="12pt" style:font-weight-asian="normal" style:font-size-complex="12pt" style:font-weight-complex="normal"/>
    </style:style>
    <style:style style:name="P6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65e4b9" officeooo:paragraph-rsid="00682f0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682f08" officeooo:paragraph-rsid="00682f08" style:font-size-asian="12pt" style:font-size-complex="12pt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officeooo:rsid="00682f08" officeooo:paragraph-rsid="00682f08" style:font-size-asian="12pt" style:font-size-complex="12pt"/>
    </style:style>
    <style:style style:name="P9" style:family="paragraph" style:parent-style-name="Standard" style:list-style-name="L4">
      <style:text-properties style:text-line-through-style="none" style:text-line-through-type="none" style:font-name="DejaVu Sans Condensed" fo:font-size="12pt" officeooo:rsid="00682f08" officeooo:paragraph-rsid="00682f08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" fo:font-size="12pt" fo:font-weight="bold" officeooo:rsid="00682f08" officeooo:paragraph-rsid="00682f08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fo:font-weight="bold" officeooo:rsid="0048ef34" officeooo:paragraph-rsid="0048ef34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text-properties officeooo:paragraph-rsid="00682f08"/>
    </style:style>
    <style:style style:name="P16" style:family="paragraph" style:parent-style-name="Standard" style:list-style-name="L3">
      <style:text-properties style:font-name="DejaVu Sans Condensed" fo:font-size="12pt" officeooo:rsid="00682f08" officeooo:paragraph-rsid="00682f08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69f308" officeooo:paragraph-rsid="0069f308" style:font-size-asian="12pt" style:font-size-complex="12pt"/>
    </style:style>
    <style:style style:name="P18" style:family="paragraph" style:parent-style-name="Standard">
      <style:text-properties officeooo:paragraph-rsid="00425ae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fo:font-size="12pt" fo:font-weight="bold" officeooo:rsid="00589c98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46119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6312e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631393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553e9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officeooo:rsid="00682f08" style:font-size-asian="12pt" style:font-size-complex="12pt"/>
    </style:style>
    <style:style style:name="T12" style:family="text">
      <style:text-properties style:text-line-through-style="none" style:text-line-through-type="none" officeooo:rsid="0069f308"/>
    </style:style>
    <style:style style:name="T13" style:family="text">
      <style:text-properties officeooo:rsid="0048ef34"/>
    </style:style>
    <style:style style:name="T14" style:family="text">
      <style:text-properties officeooo:rsid="00631393"/>
    </style:style>
    <style:style style:name="T15" style:family="text">
      <style:text-properties officeooo:rsid="0064fbaf"/>
    </style:style>
    <style:style style:name="T16" style:family="text">
      <style:text-properties officeooo:rsid="0067f4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5</text:span><text:span text:style-name="T7">0</text:span><text:span text:style-name="T3">2</text:span><text:span text:style-name="T2"> - </text:span><text:span text:style-name="T4">A/G</text:span><text:span text:style-name="T5"> - </text:span><text:span text:style-name="T6">30 mm Cannon, Rockets</text:span></text:p>
      <text:p text:style-name="P2"/>
      <text:p text:style-name="P12">Fence In:</text:p>
      <text:list xml:id="list1849559224" text:style-name="L6">
        <text:list-item>
          <text:p text:style-name="P13">Master Arm ... ARM</text:p>
        </text:list-item>
      </text:list>
      <text:p text:style-name="P2"/>
      <text:p text:style-name="P4"><text:span text:style-name="T9"/></text:p>
      <text:p text:style-name="P4"><text:span text:style-name="T9">M230 Chain Gun -- </text:span><text:span text:style-name="T8">30 mm cannon </text:span><text:span text:style-name="T10">with </text:span><text:span text:style-name="T9">1200</text:span><text:span text:style-name="T10"> rounds</text:span></text:p>
      <text:list xml:id="list2036657837" text:style-name="L1">
        <text:list-item>
          <text:p text:style-name="P5"><text:span text:style-name="T13">T</text:span>ODO</text:p>
        </text:list-item>
      </text:list>
      <text:p text:style-name="P1"/>
      <text:p text:style-name="P1"/>
      <text:p text:style-name="P1"/>
      <text:p text:style-name="P14"><text:span text:style-name="T14">Hydra 70 </text:span>Rockets -- <text:span text:style-name="T14">70 mm rockets, </text:span><text:span text:style-name="T15">M261 launcher</text:span></text:p>
      <text:list xml:id="list1152431249" text:style-name="L7">
        <text:list-item>
          <text:p text:style-name="P6">Due to possible engine surge from exhaust smoke, rockets <text:span text:style-name="T16">should preferentially be loaded on the outboard pylons</text:span>.</text:p>
        </text:list-item>
      </text:list>
      <text:p text:style-name="P7">Using COOP mode with TADS (direct fire)</text:p>
      <text:list xml:id="list3819403047" text:style-name="L3">
        <text:list-item>
          <text:p text:style-name="P8">PLT - Sight select ... HMD</text:p>
        </text:list-item>
        <text:list-item>
          <text:p text:style-name="P8">CPG - Sight select ... TADS</text:p>
        </text:list-item>
        <text:list-item>
          <text:p text:style-name="P8">CPG - Set Aquisition Source and acquire target</text:p>
        </text:list-item>
      </text:list>
      <text:list xml:id="list3636204944" text:style-name="L4">
        <text:list-item>
          <text:list>
            <text:list-item>
              <text:p text:style-name="P9">If target is acquired visually, select PHS or GHS.</text:p>
            </text:list-item>
            <text:list-item>
              <text:p text:style-name="P9">If target is at a point in the aircraft database, set point as Acquisition Source with COORD page or using the cursor on the TSD page.</text:p>
            </text:list-item>
          </text:list>
        </text:list-item>
      </text:list>
      <text:list xml:id="list224456006107254" text:continue-list="list3819403047" text:style-name="L3">
        <text:list-item>
          <text:p text:style-name="P8">CPG - Press SLAVE button to slew TADS to target, then SLAVE again to switch to manual tracking.</text:p>
        </text:list-item>
        <text:list-item>
          <text:p text:style-name="P8">PLT+CPG - Select Rockets with Gray Reset Hat right.</text:p>
        </text:list-item>
      </text:list>
      <text:list xml:id="list3822435536" text:style-name="L5">
        <text:list-item>
          <text:list>
            <text:list-item>
              <text:p text:style-name="P15"><text:span text:style-name="T11">HAD (High Action Display at bottom of HUD) should show COOP.</text:span></text:p>
            </text:list-item>
          </text:list>
        </text:list-item>
      </text:list>
      <text:list xml:id="list224454117788637" text:continue-list="list224456006107254" text:style-name="L3">
        <text:list-item>
          <text:p text:style-name="P8">On WPN page, select and setup rockets.</text:p>
        </text:list-item>
        <text:list-item>
          <text:p text:style-name="P8">CPG - Range target using Laser, Nav, Auto, or Manual as needed.</text:p>
        </text:list-item>
        <text:list-item>
          <text:p text:style-name="P16"><text:span text:style-name="T1">CPG - Call "Match and Shoot" to instruct pilot to align the Rocket Steering Cursor as needed and fire.</text:span></text:p>
        </text:list-item>
        <text:list-item>
          <text:p text:style-name="P16"><text:span text:style-name="T1">PLT - Match and Shoot:</text:span></text:p>
          <text:list>
            <text:list-item>
              <text:p text:style-name="P16"><text:span text:style-name="T1">Trim for aerodynamic (centered ball).</text:span></text:p>
            </text:list-item>
            <text:list-item>
              <text:p text:style-name="P16"><text:span text:style-name="T1">Turn toward Rocket Steering Cursor</text:span><text:span text:style-name="T12">.</text:span></text:p>
            </text:list-item>
            <text:list-item>
              <text:p text:style-name="P17"><text:span text:style-name="T12">.</text:span><text:span text:style-name="T1">..TOD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3T22:44:53.975000000</dc:date>
    <meta:editing-duration>P1DT12H55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3" meta:word-count="223" meta:character-count="1134" meta:non-whitespace-character-count="952"/>
  </office:meta>
</office:document-meta>
</file>